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FMInputStream.read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FMInputStream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FMInputStream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FMInputStream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FMInputStream.PFM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